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icrosoft Windows [Version 10.0.19045.2965]</text:p>
      <text:p text:style-name="Standard">(c) Microsoft Corporation. All rights reserved.</text:p>
      <text:p text:style-name="Standard"/>
      <text:p text:style-name="Standard">C:\Users\user&gt;terraform init</text:p>
      <text:p text:style-name="Standard"/>
      <text:p text:style-name="Standard">Initializing the backend...</text:p>
      <text:p text:style-name="Standard">Initializing modules...</text:p>
      <text:p text:style-name="Standard"/>
      <text:p text:style-name="Standard">Initializing provider plugins...</text:p>
      <text:p text:style-name="Standard">- Reusing previous version of hashicorp/aws from the dependency lock file</text:p>
      <text:p text:style-name="Standard">- Reusing previous version of hashicorp/template from the dependency lock file</text:p>
      <text:p text:style-name="Standard">- Using previously-installed hashicorp/aws v3.44.0</text:p>
      <text:p text:style-name="Standard">- Using previously-installed hashicorp/template v2.2.0</text:p>
      <text:p text:style-name="Standard"/>
      <text:p text:style-name="Standard">Terraform has been successfully initialized!</text:p>
      <text:p text:style-name="Standard"/>
      <text:p text:style-name="Standard">You may now begin working with Terraform. Try running "terraform plan" to see</text:p>
      <text:p text:style-name="Standard">any changes that are required for your infrastructure. All Terraform commands</text:p>
      <text:p text:style-name="Standard">should now work.</text:p>
      <text:p text:style-name="Standard"/>
      <text:p text:style-name="Standard">If you ever set or change modules or backend configuration for Terraform,</text:p>
      <text:p text:style-name="Standard">rerun this command to reinitialize your working directory. If you forget, other</text:p>
      <text:p text:style-name="Standard">commands will detect it and remind you to do so if necessary.</text:p>
      <text:p text:style-name="Standard"/>
      <text:p text:style-name="Standard">C:\Users\user&gt;terraform validate</text:p>
      <text:p text:style-name="Standard">Success! The configuration is valid.</text:p>
      <text:p text:style-name="Standard"/>
      <text:p text:style-name="Standard"/>
      <text:p text:style-name="Standard">C:\Users\user&gt;terraform apply</text:p>
      <text:p text:style-name="Standard">module.compute.data.template_file.user-init: Reading...</text:p>
      <text:p text:style-name="Standard">module.compute.data.template_file.user-init: Read complete after 0s [id=88b6f825b9904a0474cc87355bfbd5a9fb68a1bc3b91da00adc805e8629ce575]</text:p>
      <text:p text:style-name="Standard">module.vpc.data.aws_availability_zones.azs: Reading...</text:p>
      <text:p text:style-name="Standard">module.compute.data.aws_ssm_parameter.webserver-ami: Reading...</text:p>
      <text:p text:style-name="Standard">module.vpc.data.aws_availability_zones.azs: Read complete after 0s [id=us-east-1]</text:p>
      <text:p text:style-name="Standard">module.compute.data.aws_ssm_parameter.webserver-ami: Read complete after 0s [id=/aws/service/ami-amazon-linux-latest/amzn2-ami-hvm-x86_64-gp2]</text:p>
      <text:p text:style-name="Standard"/>
      <text:p text:style-name="Standard">Terraform used the selected providers to generate the following execution plan. Resource actions are indicated with the</text:p>
      <text:p text:style-name="Standard">following symbols:</text:p>
      <text:p text:style-name="Standard"><text:s text:c="2"/>+ create</text:p>
      <text:p text:style-name="Standard"/>
      <text:p text:style-name="Standard">Terraform will perform the following actions:</text:p>
      <text:p text:style-name="Standard"/>
      <text:p text:style-name="Standard"><text:s text:c="2"/># module.compute.aws_instance.webserver will be created</text:p>
      <text:p text:style-name="Standard"><text:s text:c="2"/>+ resource "aws_instance" "webserver" {</text:p>
      <text:p text:style-name="Standard"><text:s text:c="6"/>+ ami <text:s text:c="33"/>= (sensitive value)</text:p>
      <text:p text:style-name="Standard"><text:s text:c="6"/>+ arn <text:s text:c="33"/>= (known after apply)</text:p>
      <text:p text:style-name="Standard"><text:soft-page-break/><text:s text:c="6"/>+ associate_public_ip_address <text:s text:c="9"/>= true</text:p>
      <text:p text:style-name="Standard"><text:s text:c="6"/>+ availability_zone <text:s text:c="19"/>= (known after apply)</text:p>
      <text:p text:style-name="Standard"><text:s text:c="6"/>+ cpu_core_count <text:s text:c="22"/>= (known after apply)</text:p>
      <text:p text:style-name="Standard"><text:s text:c="6"/>+ cpu_threads_per_core <text:s text:c="16"/>= (known after apply)</text:p>
      <text:p text:style-name="Standard"><text:s text:c="6"/>+ get_password_data <text:s text:c="19"/>= false</text:p>
      <text:p text:style-name="Standard"><text:s text:c="6"/>+ host_id <text:s text:c="29"/>= (known after apply)</text:p>
      <text:p text:style-name="Standard"><text:s text:c="6"/>+ id <text:s text:c="34"/>= (known after apply)</text:p>
      <text:p text:style-name="Standard"><text:s text:c="6"/>+ instance_initiated_shutdown_behavior = (known after apply)</text:p>
      <text:p text:style-name="Standard"><text:s text:c="6"/>+ instance_state <text:s text:c="22"/>= (known after apply)</text:p>
      <text:p text:style-name="Standard"><text:s text:c="6"/>+ instance_type <text:s text:c="23"/>= "t2.micro"</text:p>
      <text:p text:style-name="Standard"><text:s text:c="6"/>+ ipv6_address_count <text:s text:c="18"/>= (known after apply)</text:p>
      <text:p text:style-name="Standard"><text:s text:c="6"/>+ ipv6_addresses <text:s text:c="22"/>= (known after apply)</text:p>
      <text:p text:style-name="Standard"><text:s text:c="6"/>+ key_name <text:s text:c="28"/>= (known after apply)</text:p>
      <text:p text:style-name="Standard"><text:s text:c="6"/>+ outpost_arn <text:s text:c="25"/>= (known after apply)</text:p>
      <text:p text:style-name="Standard"><text:s text:c="6"/>+ password_data <text:s text:c="23"/>= (known after apply)</text:p>
      <text:p text:style-name="Standard"><text:s text:c="6"/>+ placement_group <text:s text:c="21"/>= (known after apply)</text:p>
      <text:p text:style-name="Standard"><text:s text:c="6"/>+ primary_network_interface_id <text:s text:c="8"/>= (known after apply)</text:p>
      <text:p text:style-name="Standard"><text:s text:c="6"/>+ private_dns <text:s text:c="25"/>= (known after apply)</text:p>
      <text:p text:style-name="Standard"><text:s text:c="6"/>+ private_ip <text:s text:c="26"/>= (known after apply)</text:p>
      <text:p text:style-name="Standard"><text:s text:c="6"/>+ public_dns <text:s text:c="26"/>= (known after apply)</text:p>
      <text:p text:style-name="Standard"><text:s text:c="6"/>+ public_ip <text:s text:c="27"/>= (known after apply)</text:p>
      <text:p text:style-name="Standard"><text:s text:c="6"/>+ secondary_private_ips <text:s text:c="15"/>= (known after apply)</text:p>
      <text:p text:style-name="Standard"><text:s text:c="6"/>+ security_groups <text:s text:c="21"/>= (known after apply)</text:p>
      <text:p text:style-name="Standard"><text:s text:c="6"/>+ source_dest_check <text:s text:c="19"/>= true</text:p>
      <text:p text:style-name="Standard"><text:s text:c="6"/>+ subnet_id <text:s text:c="27"/>= (known after apply)</text:p>
      <text:p text:style-name="Standard"><text:s text:c="6"/>+ tags <text:s text:c="32"/>= {</text:p>
      <text:p text:style-name="Standard"><text:s text:c="10"/>+ "Name" = "webserver"</text:p>
      <text:p text:style-name="Standard"><text:s text:c="8"/>}</text:p>
      <text:p text:style-name="Standard"><text:s text:c="6"/>+ tags_all <text:s text:c="28"/>= {</text:p>
      <text:p text:style-name="Standard"><text:s text:c="10"/>+ "Name" = "webserver"</text:p>
      <text:p text:style-name="Standard"><text:s text:c="8"/>}</text:p>
      <text:p text:style-name="Standard"><text:s text:c="6"/>+ tenancy <text:s text:c="29"/>= (known after apply)</text:p>
      <text:p text:style-name="Standard"><text:s text:c="6"/>+ user_data <text:s text:c="27"/>= "da1b5e8dd8879e1c59a5b6ef607e2bb8feb4f1c0"</text:p>
      <text:p text:style-name="Standard"><text:s text:c="6"/>+ vpc_security_group_ids <text:s text:c="14"/>= (known after apply)</text:p>
      <text:p text:style-name="Standard"><text:s text:c="4"/>}</text:p>
      <text:p text:style-name="Standard"/>
      <text:p text:style-name="Standard"><text:s text:c="2"/># module.vpc.aws_internet_gateway.tf_igw will be created</text:p>
      <text:p text:style-name="Standard"><text:s text:c="2"/>+ resource "aws_internet_gateway" "tf_igw" {</text:p>
      <text:p text:style-name="Standard"><text:s text:c="6"/>+ arn <text:s text:c="5"/>= (known after apply)</text:p>
      <text:p text:style-name="Standard"><text:s text:c="6"/>+ id <text:s text:c="6"/>= (known after apply)</text:p>
      <text:p text:style-name="Standard"><text:s text:c="6"/>+ owner_id = (known after apply)</text:p>
      <text:p text:style-name="Standard"><text:s text:c="6"/>+ tags <text:s text:c="4"/>= {</text:p>
      <text:p text:style-name="Standard"><text:s text:c="10"/>+ "Name" = "Terraform-Gateway"</text:p>
      <text:p text:style-name="Standard"><text:s text:c="8"/>}</text:p>
      <text:p text:style-name="Standard"><text:s text:c="6"/>+ tags_all = {</text:p>
      <text:p text:style-name="Standard"><text:s text:c="10"/>+ "Name" = "Terraform-Gateway"</text:p>
      <text:p text:style-name="Standard"><text:s text:c="8"/>}</text:p>
      <text:p text:style-name="Standard"><text:s text:c="6"/>+ vpc_id <text:s text:c="2"/>= (known after apply)</text:p>
      <text:p text:style-name="Standard"><text:s text:c="4"/>}</text:p>
      <text:p text:style-name="Standard"><text:soft-page-break/></text:p>
      <text:p text:style-name="Standard"><text:s text:c="2"/># module.vpc.aws_route_table.tf_public_route will be created</text:p>
      <text:p text:style-name="Standard"><text:s text:c="2"/>+ resource "aws_route_table" "tf_public_route" {</text:p>
      <text:p text:style-name="Standard"><text:s text:c="6"/>+ arn <text:s text:c="13"/>= (known after apply)</text:p>
      <text:p text:style-name="Standard"><text:s text:c="6"/>+ id <text:s text:c="14"/>= (known after apply)</text:p>
      <text:p text:style-name="Standard"><text:s text:c="6"/>+ owner_id <text:s text:c="8"/>= (known after apply)</text:p>
      <text:p text:style-name="Standard"><text:s text:c="6"/>+ propagating_vgws = (known after apply)</text:p>
      <text:p text:style-name="Standard"><text:s text:c="6"/>+ route <text:s text:c="11"/>= [</text:p>
      <text:p text:style-name="Standard"><text:s text:c="10"/>+ {</text:p>
      <text:p text:style-name="Standard"><text:s text:c="14"/>+ carrier_gateway_id <text:s text:c="8"/>= ""</text:p>
      <text:p text:style-name="Standard"><text:s text:c="14"/>+ cidr_block <text:s text:c="16"/>= "0.0.0.0/0"</text:p>
      <text:p text:style-name="Standard"><text:s text:c="14"/>+ destination_prefix_list_id = ""</text:p>
      <text:p text:style-name="Standard"><text:s text:c="14"/>+ egress_only_gateway_id <text:s text:c="4"/>= ""</text:p>
      <text:p text:style-name="Standard"><text:s text:c="14"/>+ gateway_id <text:s text:c="16"/>= (known after apply)</text:p>
      <text:p text:style-name="Standard"><text:s text:c="14"/>+ instance_id <text:s text:c="15"/>= ""</text:p>
      <text:p text:style-name="Standard"><text:s text:c="14"/>+ ipv6_cidr_block <text:s text:c="11"/>= ""</text:p>
      <text:p text:style-name="Standard"><text:s text:c="14"/>+ local_gateway_id <text:s text:c="10"/>= ""</text:p>
      <text:p text:style-name="Standard"><text:s text:c="14"/>+ nat_gateway_id <text:s text:c="12"/>= ""</text:p>
      <text:p text:style-name="Standard"><text:s text:c="14"/>+ network_interface_id <text:s text:c="6"/>= ""</text:p>
      <text:p text:style-name="Standard"><text:s text:c="14"/>+ transit_gateway_id <text:s text:c="8"/>= ""</text:p>
      <text:p text:style-name="Standard"><text:s text:c="14"/>+ vpc_endpoint_id <text:s text:c="11"/>= ""</text:p>
      <text:p text:style-name="Standard"><text:s text:c="14"/>+ vpc_peering_connection_id <text:s/>= ""</text:p>
      <text:p text:style-name="Standard"><text:s text:c="12"/>},</text:p>
      <text:p text:style-name="Standard"><text:s text:c="8"/>]</text:p>
      <text:p text:style-name="Standard"><text:s text:c="6"/>+ tags <text:s text:c="12"/>= {</text:p>
      <text:p text:style-name="Standard"><text:s text:c="10"/>+ "Name" = "Terraform-Public-RouteTable"</text:p>
      <text:p text:style-name="Standard"><text:s text:c="8"/>}</text:p>
      <text:p text:style-name="Standard"><text:s text:c="6"/>+ tags_all <text:s text:c="8"/>= {</text:p>
      <text:p text:style-name="Standard"><text:s text:c="10"/>+ "Name" = "Terraform-Public-RouteTable"</text:p>
      <text:p text:style-name="Standard"><text:s text:c="8"/>}</text:p>
      <text:p text:style-name="Standard"><text:s text:c="6"/>+ vpc_id <text:s text:c="10"/>= (known after apply)</text:p>
      <text:p text:style-name="Standard"><text:s text:c="4"/>}</text:p>
      <text:p text:style-name="Standard"/>
      <text:p text:style-name="Standard"><text:s text:c="2"/># module.vpc.aws_route_table_association.tf_public_assoc will be created</text:p>
      <text:p text:style-name="Standard"><text:s text:c="2"/>+ resource "aws_route_table_association" "tf_public_assoc" {</text:p>
      <text:p text:style-name="Standard"><text:s text:c="6"/>+ id <text:s text:c="12"/>= (known after apply)</text:p>
      <text:p text:style-name="Standard"><text:s text:c="6"/>+ route_table_id = (known after apply)</text:p>
      <text:p text:style-name="Standard"><text:s text:c="6"/>+ subnet_id <text:s text:c="5"/>= (known after apply)</text:p>
      <text:p text:style-name="Standard"><text:s text:c="4"/>}</text:p>
      <text:p text:style-name="Standard"/>
      <text:p text:style-name="Standard"><text:s text:c="2"/># module.vpc.aws_security_group.tf_public_sg will be created</text:p>
      <text:p text:style-name="Standard"><text:s text:c="2"/>+ resource "aws_security_group" "tf_public_sg" {</text:p>
      <text:p text:style-name="Standard"><text:s text:c="6"/>+ arn <text:s text:c="19"/>= (known after apply)</text:p>
      <text:p text:style-name="Standard"><text:s text:c="6"/>+ description <text:s text:c="11"/>= "Used for access to the public instances"</text:p>
      <text:p text:style-name="Standard"><text:s text:c="6"/>+ egress <text:s text:c="16"/>= [</text:p>
      <text:p text:style-name="Standard"><text:s text:c="10"/>+ {</text:p>
      <text:p text:style-name="Standard"><text:s text:c="14"/>+ cidr_blocks <text:s text:c="5"/>= [</text:p>
      <text:p text:style-name="Standard"><text:s text:c="18"/>+ "0.0.0.0/0",</text:p>
      <text:p text:style-name="Standard"><text:s text:c="16"/>]</text:p>
      <text:p text:style-name="Standard"><text:soft-page-break/><text:s text:c="14"/>+ description <text:s text:c="5"/>= ""</text:p>
      <text:p text:style-name="Standard"><text:s text:c="14"/>+ from_port <text:s text:c="7"/>= 0</text:p>
      <text:p text:style-name="Standard"><text:s text:c="14"/>+ ipv6_cidr_blocks = []</text:p>
      <text:p text:style-name="Standard"><text:s text:c="14"/>+ prefix_list_ids <text:s/>= []</text:p>
      <text:p text:style-name="Standard"><text:s text:c="14"/>+ protocol <text:s text:c="8"/>= "-1"</text:p>
      <text:p text:style-name="Standard"><text:s text:c="14"/>+ security_groups <text:s/>= []</text:p>
      <text:p text:style-name="Standard"><text:s text:c="14"/>+ self <text:s text:c="12"/>= false</text:p>
      <text:p text:style-name="Standard"><text:s text:c="14"/>+ to_port <text:s text:c="9"/>= 0</text:p>
      <text:p text:style-name="Standard"><text:s text:c="12"/>},</text:p>
      <text:p text:style-name="Standard"><text:s text:c="8"/>]</text:p>
      <text:p text:style-name="Standard"><text:s text:c="6"/>+ id <text:s text:c="20"/>= (known after apply)</text:p>
      <text:p text:style-name="Standard"><text:s text:c="6"/>+ ingress <text:s text:c="15"/>= [</text:p>
      <text:p text:style-name="Standard"><text:s text:c="10"/>+ {</text:p>
      <text:p text:style-name="Standard"><text:s text:c="14"/>+ cidr_blocks <text:s text:c="5"/>= [</text:p>
      <text:p text:style-name="Standard"><text:s text:c="18"/>+ "0.0.0.0/0",</text:p>
      <text:p text:style-name="Standard"><text:s text:c="16"/>]</text:p>
      <text:p text:style-name="Standard"><text:s text:c="14"/>+ description <text:s text:c="5"/>= "Allow SSH traffic"</text:p>
      <text:p text:style-name="Standard"><text:s text:c="14"/>+ from_port <text:s text:c="7"/>= 22</text:p>
      <text:p text:style-name="Standard"><text:s text:c="14"/>+ ipv6_cidr_blocks = []</text:p>
      <text:p text:style-name="Standard"><text:s text:c="14"/>+ prefix_list_ids <text:s/>= []</text:p>
      <text:p text:style-name="Standard"><text:s text:c="14"/>+ protocol <text:s text:c="8"/>= "tcp"</text:p>
      <text:p text:style-name="Standard"><text:s text:c="14"/>+ security_groups <text:s/>= []</text:p>
      <text:p text:style-name="Standard"><text:s text:c="14"/>+ self <text:s text:c="12"/>= false</text:p>
      <text:p text:style-name="Standard"><text:s text:c="14"/>+ to_port <text:s text:c="9"/>= 22</text:p>
      <text:p text:style-name="Standard"><text:s text:c="12"/>},</text:p>
      <text:p text:style-name="Standard"><text:s text:c="10"/>+ {</text:p>
      <text:p text:style-name="Standard"><text:s text:c="14"/>+ cidr_blocks <text:s text:c="5"/>= [</text:p>
      <text:p text:style-name="Standard"><text:s text:c="18"/>+ "0.0.0.0/0",</text:p>
      <text:p text:style-name="Standard"><text:s text:c="16"/>]</text:p>
      <text:p text:style-name="Standard"><text:s text:c="14"/>+ description <text:s text:c="5"/>= "allow traffic from TCP/80"</text:p>
      <text:p text:style-name="Standard"><text:s text:c="14"/>+ from_port <text:s text:c="7"/>= 80</text:p>
      <text:p text:style-name="Standard"><text:s text:c="14"/>+ ipv6_cidr_blocks = []</text:p>
      <text:p text:style-name="Standard"><text:s text:c="14"/>+ prefix_list_ids <text:s/>= []</text:p>
      <text:p text:style-name="Standard"><text:s text:c="14"/>+ protocol <text:s text:c="8"/>= "tcp"</text:p>
      <text:p text:style-name="Standard"><text:s text:c="14"/>+ security_groups <text:s/>= []</text:p>
      <text:p text:style-name="Standard"><text:s text:c="14"/>+ self <text:s text:c="12"/>= false</text:p>
      <text:p text:style-name="Standard"><text:s text:c="14"/>+ to_port <text:s text:c="9"/>= 80</text:p>
      <text:p text:style-name="Standard"><text:s text:c="12"/>},</text:p>
      <text:p text:style-name="Standard"><text:s text:c="8"/>]</text:p>
      <text:p text:style-name="Standard"><text:s text:c="6"/>+ name <text:s text:c="18"/>= "tf_public_sg"</text:p>
      <text:p text:style-name="Standard"><text:s text:c="6"/>+ name_prefix <text:s text:c="11"/>= (known after apply)</text:p>
      <text:p text:style-name="Standard"><text:s text:c="6"/>+ owner_id <text:s text:c="14"/>= (known after apply)</text:p>
      <text:p text:style-name="Standard"><text:s text:c="6"/>+ revoke_rules_on_delete = false</text:p>
      <text:p text:style-name="Standard"><text:s text:c="6"/>+ tags <text:s text:c="18"/>= {</text:p>
      <text:p text:style-name="Standard"><text:s text:c="10"/>+ "Name" = "Terraform-SecurityGroup"</text:p>
      <text:p text:style-name="Standard"><text:s text:c="8"/>}</text:p>
      <text:p text:style-name="Standard"><text:s text:c="6"/>+ tags_all <text:s text:c="14"/>= {</text:p>
      <text:p text:style-name="Standard"><text:s text:c="10"/>+ "Name" = "Terraform-SecurityGroup"</text:p>
      <text:p text:style-name="Standard"><text:s text:c="8"/>}</text:p>
      <text:p text:style-name="Standard"><text:soft-page-break/><text:s text:c="6"/>+ vpc_id <text:s text:c="16"/>= (known after apply)</text:p>
      <text:p text:style-name="Standard"><text:s text:c="4"/>}</text:p>
      <text:p text:style-name="Standard"/>
      <text:p text:style-name="Standard"><text:s text:c="2"/># module.vpc.aws_subnet.tf_public_subnet will be created</text:p>
      <text:p text:style-name="Standard"><text:s text:c="2"/>+ resource "aws_subnet" "tf_public_subnet" {</text:p>
      <text:p text:style-name="Standard"><text:s text:c="6"/>+ arn <text:s text:c="28"/>= (known after apply)</text:p>
      <text:p text:style-name="Standard"><text:s text:c="6"/>+ assign_ipv6_address_on_creation = false</text:p>
      <text:p text:style-name="Standard"><text:s text:c="6"/>+ availability_zone <text:s text:c="14"/>= "us-east-1a"</text:p>
      <text:p text:style-name="Standard"><text:s text:c="6"/>+ availability_zone_id <text:s text:c="11"/>= (known after apply)</text:p>
      <text:p text:style-name="Standard"><text:s text:c="6"/>+ cidr_block <text:s text:c="21"/>= "10.0.1.0/24"</text:p>
      <text:p text:style-name="Standard"><text:s text:c="6"/>+ id <text:s text:c="29"/>= (known after apply)</text:p>
      <text:p text:style-name="Standard"><text:s text:c="6"/>+ ipv6_cidr_block_association_id <text:s/>= (known after apply)</text:p>
      <text:p text:style-name="Standard"><text:s text:c="6"/>+ map_public_ip_on_launch <text:s text:c="8"/>= false</text:p>
      <text:p text:style-name="Standard"><text:s text:c="6"/>+ owner_id <text:s text:c="23"/>= (known after apply)</text:p>
      <text:p text:style-name="Standard"><text:s text:c="6"/>+ tags <text:s text:c="27"/>= {</text:p>
      <text:p text:style-name="Standard"><text:s text:c="10"/>+ "Name" = "Terraform-Subnet"</text:p>
      <text:p text:style-name="Standard"><text:s text:c="8"/>}</text:p>
      <text:p text:style-name="Standard"><text:s text:c="6"/>+ tags_all <text:s text:c="23"/>= {</text:p>
      <text:p text:style-name="Standard"><text:s text:c="10"/>+ "Name" = "Terraform-Subnet"</text:p>
      <text:p text:style-name="Standard"><text:s text:c="8"/>}</text:p>
      <text:p text:style-name="Standard"><text:s text:c="6"/>+ vpc_id <text:s text:c="25"/>= (known after apply)</text:p>
      <text:p text:style-name="Standard"><text:s text:c="4"/>}</text:p>
      <text:p text:style-name="Standard"/>
      <text:p text:style-name="Standard"><text:s text:c="2"/># module.vpc.aws_vpc.tf_vpc will be created</text:p>
      <text:p text:style-name="Standard"><text:s text:c="2"/>+ resource "aws_vpc" "tf_vpc" {</text:p>
      <text:p text:style-name="Standard"><text:s text:c="6"/>+ arn <text:s text:c="29"/>= (known after apply)</text:p>
      <text:p text:style-name="Standard"><text:s text:c="6"/>+ assign_generated_ipv6_cidr_block = false</text:p>
      <text:p text:style-name="Standard"><text:s text:c="6"/>+ cidr_block <text:s text:c="22"/>= "10.0.0.0/16"</text:p>
      <text:p text:style-name="Standard"><text:s text:c="6"/>+ default_network_acl_id <text:s text:c="10"/>= (known after apply)</text:p>
      <text:p text:style-name="Standard"><text:s text:c="6"/>+ default_route_table_id <text:s text:c="10"/>= (known after apply)</text:p>
      <text:p text:style-name="Standard"><text:s text:c="6"/>+ default_security_group_id <text:s text:c="7"/>= (known after apply)</text:p>
      <text:p text:style-name="Standard"><text:s text:c="6"/>+ dhcp_options_id <text:s text:c="17"/>= (known after apply)</text:p>
      <text:p text:style-name="Standard"><text:s text:c="6"/>+ enable_classiclink <text:s text:c="14"/>= (known after apply)</text:p>
      <text:p text:style-name="Standard"><text:s text:c="6"/>+ enable_classiclink_dns_support <text:s text:c="2"/>= (known after apply)</text:p>
      <text:p text:style-name="Standard"><text:s text:c="6"/>+ enable_dns_hostnames <text:s text:c="12"/>= true</text:p>
      <text:p text:style-name="Standard"><text:s text:c="6"/>+ enable_dns_support <text:s text:c="14"/>= true</text:p>
      <text:p text:style-name="Standard"><text:s text:c="6"/>+ id <text:s text:c="30"/>= (known after apply)</text:p>
      <text:p text:style-name="Standard"><text:s text:c="6"/>+ instance_tenancy <text:s text:c="16"/>= "default"</text:p>
      <text:p text:style-name="Standard"><text:s text:c="6"/>+ ipv6_association_id <text:s text:c="13"/>= (known after apply)</text:p>
      <text:p text:style-name="Standard"><text:s text:c="6"/>+ ipv6_cidr_block <text:s text:c="17"/>= (known after apply)</text:p>
      <text:p text:style-name="Standard"><text:s text:c="6"/>+ main_route_table_id <text:s text:c="13"/>= (known after apply)</text:p>
      <text:p text:style-name="Standard"><text:s text:c="6"/>+ owner_id <text:s text:c="24"/>= (known after apply)</text:p>
      <text:p text:style-name="Standard"><text:s text:c="6"/>+ tags <text:s text:c="28"/>= {</text:p>
      <text:p text:style-name="Standard"><text:s text:c="10"/>+ "Name" = "Terraform-VPC"</text:p>
      <text:p text:style-name="Standard"><text:s text:c="8"/>}</text:p>
      <text:p text:style-name="Standard"><text:s text:c="6"/>+ tags_all <text:s text:c="24"/>= {</text:p>
      <text:p text:style-name="Standard"><text:s text:c="10"/>+ "Name" = "Terraform-VPC"</text:p>
      <text:p text:style-name="Standard"><text:s text:c="8"/>}</text:p>
      <text:p text:style-name="Standard"><text:s text:c="4"/>}</text:p>
      <text:p text:style-name="Standard"><text:soft-page-break/></text:p>
      <text:p text:style-name="Standard">Plan: 7 to add, 0 to change, 0 to destroy.</text:p>
      <text:p text:style-name="Standard"/>
      <text:p text:style-name="Standard">Changes to Outputs:</text:p>
      <text:p text:style-name="Standard"><text:s text:c="2"/>+ Webserver-Public-URL = (known after apply)</text:p>
      <text:p text:style-name="Standard"/>
      <text:p text:style-name="Standard">Do you want to perform these actions?</text:p>
      <text:p text:style-name="Standard"><text:s text:c="2"/>Terraform will perform the actions described above.</text:p>
      <text:p text:style-name="Standard"><text:s text:c="2"/>Only 'yes' will be accepted to approve.</text:p>
      <text:p text:style-name="Standard"/>
      <text:p text:style-name="Standard"><text:s text:c="2"/>Enter a value: yes</text:p>
      <text:p text:style-name="Standard"/>
      <text:p text:style-name="Standard">module.vpc.aws_vpc.tf_vpc: Creating...</text:p>
      <text:p text:style-name="Standard">module.vpc.aws_vpc.tf_vpc: Still creating... [10s elapsed]</text:p>
      <text:p text:style-name="Standard">module.vpc.aws_vpc.tf_vpc: Creation complete after 14s [id=vpc-08509c405e71372b1]</text:p>
      <text:p text:style-name="Standard">module.vpc.aws_internet_gateway.tf_igw: Creating...</text:p>
      <text:p text:style-name="Standard">module.vpc.aws_subnet.tf_public_subnet: Creating...</text:p>
      <text:p text:style-name="Standard">module.vpc.aws_security_group.tf_public_sg: Creating...</text:p>
      <text:p text:style-name="Standard">module.vpc.aws_subnet.tf_public_subnet: Creation complete after 1s [id=subnet-0a368bb6b52cdbd6b]</text:p>
      <text:p text:style-name="Standard">module.vpc.aws_internet_gateway.tf_igw: Creation complete after 1s [id=igw-091dca46e8b59b8b9]</text:p>
      <text:p text:style-name="Standard">module.vpc.aws_route_table.tf_public_route: Creating...</text:p>
      <text:p text:style-name="Standard">module.vpc.aws_route_table.tf_public_route: Creation complete after 2s [id=rtb-0bd5214f385adac55]</text:p>
      <text:p text:style-name="Standard">module.vpc.aws_route_table_association.tf_public_assoc: Creating...</text:p>
      <text:p text:style-name="Standard">module.vpc.aws_route_table_association.tf_public_assoc: Creation complete after 0s [id=rtbassoc-0de8feaacf56b5d0a]</text:p>
      <text:p text:style-name="Standard">module.vpc.aws_security_group.tf_public_sg: Creation complete after 3s [id=sg-0188d072760a140f2]</text:p>
      <text:p text:style-name="Standard">module.compute.aws_instance.webserver: Creating...</text:p>
      <text:p text:style-name="Standard">module.compute.aws_instance.webserver: Still creating... [10s elapsed]</text:p>
      <text:p text:style-name="Standard">module.compute.aws_instance.webserver: Still creating... [20s elapsed]</text:p>
      <text:p text:style-name="Standard">module.compute.aws_instance.webserver: Still creating... [30s elapsed]</text:p>
      <text:p text:style-name="Standard">module.compute.aws_instance.webserver: Creation complete after 35s [id=i-0b8f88d323b3185ed]</text:p>
      <text:p text:style-name="Standard"/>
      <text:p text:style-name="Standard">Apply complete! Resources: 7 added, 0 changed, 0 destroyed.</text:p>
      <text:p text:style-name="Standard"/>
      <text:p text:style-name="Standard">Outputs:</text:p>
      <text:p text:style-name="Standard"/>
      <text:p text:style-name="Standard">Webserver-Public-URL = "http://54.157.102.178"</text:p>
      <text:p text:style-name="Standard"/>
      <text:p text:style-name="Standard">C:\Users\user&gt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14T16:26:57.455000000</meta:creation-date>
    <dc:date>2023-05-14T16:34:25.790000000</dc:date>
    <meta:editing-duration>PT7M28S</meta:editing-duration>
    <meta:editing-cycles>1</meta:editing-cycles>
    <meta:document-statistic meta:table-count="0" meta:image-count="0" meta:object-count="0" meta:page-count="6" meta:paragraph-count="253" meta:word-count="1135" meta:character-count="11710" meta:non-whitespace-character-count="7444"/>
    <meta:generator>LibreOffice/6.1.2.1$Windows_X86_64 LibreOffice_project/65905a128db06ba48db947242809d14d3f9a93fe</meta:generator>
  </office:meta>
</office:document-meta>
</file>